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0.792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92];2;0)" office:value-type="float" office:value="0">
            <text:p>#N/A</text:p>
          </table:table-cell>
          <table:table-cell table:formula="of:=VLOOKUP([.A2];[$Dico.A$1:.C$9392];3;0)" office:value-type="float" office:value="0">
            <text:p>#N/A</text:p>
          </table:table-cell>
          <table:table-cell table:formula="of:=VLOOKUP([.A2];$menu.$#ref!$#REF!:#REF!#REF!;2;0)))))))))))))))))))))))))))" office:value-type="string" office:string-value="Err:508">
            <text:p>Err:508</text:p>
          </table:table-cell>
          <table:table-cell table:formula="of:=VLOOKUP([.A2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92];2;0)" office:value-type="float" office:value="0">
            <text:p>#N/A</text:p>
          </table:table-cell>
          <table:table-cell table:formula="of:=VLOOKUP([.A3];[$Dico.A$1:.C$9392];3;0)" office:value-type="float" office:value="0">
            <text:p>#N/A</text:p>
          </table:table-cell>
          <table:table-cell table:formula="of:=VLOOKUP([.A3];$menu.$#ref!$#REF!:#REF!#REF!;2;0)))))))))))))))))))))))))))" office:value-type="string" office:string-value="Err:508">
            <text:p>Err:508</text:p>
          </table:table-cell>
          <table:table-cell table:formula="of:=VLOOKUP([.A3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92];2;0)" office:value-type="float" office:value="0">
            <text:p>#N/A</text:p>
          </table:table-cell>
          <table:table-cell table:formula="of:=VLOOKUP([.A4];[$Dico.A$1:.C$9392];3;0)" office:value-type="float" office:value="0">
            <text:p>#N/A</text:p>
          </table:table-cell>
          <table:table-cell table:formula="of:=VLOOKUP([.A4];$menu.$#ref!$#REF!:#REF!#REF!;2;0)))))))))))))))))))))))))))" office:value-type="string" office:string-value="Err:508">
            <text:p>Err:508</text:p>
          </table:table-cell>
          <table:table-cell table:formula="of:=VLOOKUP([.A4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92];2;0)" office:value-type="float" office:value="0">
            <text:p>#N/A</text:p>
          </table:table-cell>
          <table:table-cell table:formula="of:=VLOOKUP([.A5];[$Dico.A$1:.C$9392];3;0)" office:value-type="float" office:value="0">
            <text:p>#N/A</text:p>
          </table:table-cell>
          <table:table-cell table:formula="of:=VLOOKUP([.A5];$menu.$#ref!$#REF!:#REF!#REF!;2;0)))))))))))))))))))))))))))" office:value-type="string" office:string-value="Err:508">
            <text:p>Err:508</text:p>
          </table:table-cell>
          <table:table-cell table:formula="of:=VLOOKUP([.A5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92];2;0)" office:value-type="float" office:value="0">
            <text:p>#N/A</text:p>
          </table:table-cell>
          <table:table-cell table:formula="of:=VLOOKUP([.A6];[$Dico.A$1:.C$9392];3;0)" office:value-type="float" office:value="0">
            <text:p>#N/A</text:p>
          </table:table-cell>
          <table:table-cell table:formula="of:=VLOOKUP([.A6];$menu.$#ref!$#REF!:#REF!#REF!;2;0)))))))))))))))))))))))))))" office:value-type="string" office:string-value="Err:508">
            <text:p>Err:508</text:p>
          </table:table-cell>
          <table:table-cell table:formula="of:=VLOOKUP([.A6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92];2;0)" office:value-type="float" office:value="0">
            <text:p>#N/A</text:p>
          </table:table-cell>
          <table:table-cell table:formula="of:=VLOOKUP([.A7];[$Dico.A$1:.C$9392];3;0)" office:value-type="float" office:value="0">
            <text:p>#N/A</text:p>
          </table:table-cell>
          <table:table-cell table:formula="of:=VLOOKUP([.A7];$menu.$#ref!$#REF!:#REF!#REF!;2;0)))))))))))))))))))))))))))" office:value-type="string" office:string-value="Err:508">
            <text:p>Err:508</text:p>
          </table:table-cell>
          <table:table-cell table:formula="of:=VLOOKUP([.A7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92];2;0)" office:value-type="float" office:value="0">
            <text:p>#N/A</text:p>
          </table:table-cell>
          <table:table-cell table:formula="of:=VLOOKUP([.A8];[$Dico.A$1:.C$9392];3;0)" office:value-type="float" office:value="0">
            <text:p>#N/A</text:p>
          </table:table-cell>
          <table:table-cell table:formula="of:=VLOOKUP([.A8];$menu.$#ref!$#REF!:#REF!#REF!;2;0)))))))))))))))))))))))))))" office:value-type="string" office:string-value="Err:508">
            <text:p>Err:508</text:p>
          </table:table-cell>
          <table:table-cell table:formula="of:=VLOOKUP([.A8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92];2;0)" office:value-type="float" office:value="0">
            <text:p>#N/A</text:p>
          </table:table-cell>
          <table:table-cell table:formula="of:=VLOOKUP([.A9];[$Dico.A$1:.C$9392];3;0)" office:value-type="float" office:value="0">
            <text:p>#N/A</text:p>
          </table:table-cell>
          <table:table-cell table:formula="of:=VLOOKUP([.A9];$menu.$#ref!$#REF!:#REF!#REF!;2;0)))))))))))))))))))))))))))" office:value-type="string" office:string-value="Err:508">
            <text:p>Err:508</text:p>
          </table:table-cell>
          <table:table-cell table:formula="of:=VLOOKUP([.A9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92];2;0)" office:value-type="float" office:value="0">
            <text:p>#N/A</text:p>
          </table:table-cell>
          <table:table-cell table:formula="of:=VLOOKUP([.A10];[$Dico.A$1:.C$9392];3;0)" office:value-type="float" office:value="0">
            <text:p>#N/A</text:p>
          </table:table-cell>
          <table:table-cell table:formula="of:=VLOOKUP([.A10];$menu.$#ref!$#REF!:#REF!#REF!;2;0)))))))))))))))))))))))))))" office:value-type="string" office:string-value="Err:508">
            <text:p>Err:508</text:p>
          </table:table-cell>
          <table:table-cell table:formula="of:=VLOOKUP([.A10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92];2;0)" office:value-type="float" office:value="0">
            <text:p>#N/A</text:p>
          </table:table-cell>
          <table:table-cell table:formula="of:=VLOOKUP([.A11];[$Dico.A$1:.C$9392];3;0)" office:value-type="float" office:value="0">
            <text:p>#N/A</text:p>
          </table:table-cell>
          <table:table-cell table:formula="of:=VLOOKUP([.A11];$menu.$#ref!$#REF!:#REF!#REF!;2;0)))))))))))))))))))))))))))" office:value-type="string" office:string-value="Err:508">
            <text:p>Err:508</text:p>
          </table:table-cell>
          <table:table-cell table:formula="of:=VLOOKUP([.A11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92];2;0)" office:value-type="float" office:value="0">
            <text:p>#N/A</text:p>
          </table:table-cell>
          <table:table-cell table:formula="of:=VLOOKUP([.A12];[$Dico.A$1:.C$9392];3;0)" office:value-type="float" office:value="0">
            <text:p>#N/A</text:p>
          </table:table-cell>
          <table:table-cell table:formula="of:=VLOOKUP([.A12];$menu.$#ref!$#REF!:#REF!#REF!;2;0)))))))))))))))))))))))))))" office:value-type="string" office:string-value="Err:508">
            <text:p>Err:508</text:p>
          </table:table-cell>
          <table:table-cell table:formula="of:=VLOOKUP([.A12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92];2;0)" office:value-type="float" office:value="0">
            <text:p>#N/A</text:p>
          </table:table-cell>
          <table:table-cell table:formula="of:=VLOOKUP([.A13];[$Dico.A$1:.C$9392];3;0)" office:value-type="float" office:value="0">
            <text:p>#N/A</text:p>
          </table:table-cell>
          <table:table-cell table:formula="of:=VLOOKUP([.A13];$menu.$#ref!$#REF!:#REF!#REF!;2;0)))))))))))))))))))))))))))" office:value-type="string" office:string-value="Err:508">
            <text:p>Err:508</text:p>
          </table:table-cell>
          <table:table-cell table:formula="of:=VLOOKUP([.A13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92];2;0)" office:value-type="float" office:value="0">
            <text:p>#N/A</text:p>
          </table:table-cell>
          <table:table-cell table:formula="of:=VLOOKUP([.A14];[$Dico.A$1:.C$9392];3;0)" office:value-type="float" office:value="0">
            <text:p>#N/A</text:p>
          </table:table-cell>
          <table:table-cell table:formula="of:=VLOOKUP([.A14];$menu.$#ref!$#REF!:#REF!#REF!;2;0)))))))))))))))))))))))))))" office:value-type="string" office:string-value="Err:508">
            <text:p>Err:508</text:p>
          </table:table-cell>
          <table:table-cell table:formula="of:=VLOOKUP([.A14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92];2;0)" office:value-type="float" office:value="0">
            <text:p>#N/A</text:p>
          </table:table-cell>
          <table:table-cell table:formula="of:=VLOOKUP([.A15];[$Dico.A$1:.C$9392];3;0)" office:value-type="float" office:value="0">
            <text:p>#N/A</text:p>
          </table:table-cell>
          <table:table-cell table:formula="of:=VLOOKUP([.A15];$menu.$#ref!$#REF!:#REF!#REF!;2;0)))))))))))))))))))))))))))" office:value-type="string" office:string-value="Err:508">
            <text:p>Err:508</text:p>
          </table:table-cell>
          <table:table-cell table:formula="of:=VLOOKUP([.A15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92];2;0)" office:value-type="float" office:value="0">
            <text:p>#N/A</text:p>
          </table:table-cell>
          <table:table-cell table:formula="of:=VLOOKUP([.A16];[$Dico.A$1:.C$9392];3;0)" office:value-type="float" office:value="0">
            <text:p>#N/A</text:p>
          </table:table-cell>
          <table:table-cell table:formula="of:=VLOOKUP([.A16];$menu.$#ref!$#REF!:#REF!#REF!;2;0)))))))))))))))))))))))))))" office:value-type="string" office:string-value="Err:508">
            <text:p>Err:508</text:p>
          </table:table-cell>
          <table:table-cell table:formula="of:=VLOOKUP([.A16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92];2;0)" office:value-type="float" office:value="0">
            <text:p>#N/A</text:p>
          </table:table-cell>
          <table:table-cell table:formula="of:=VLOOKUP([.A17];[$Dico.A$1:.C$9392];3;0)" office:value-type="float" office:value="0">
            <text:p>#N/A</text:p>
          </table:table-cell>
          <table:table-cell table:formula="of:=VLOOKUP([.A17];$menu.$#ref!$#REF!:#REF!#REF!;2;0)))))))))))))))))))))))))))" office:value-type="string" office:string-value="Err:508">
            <text:p>Err:508</text:p>
          </table:table-cell>
          <table:table-cell table:formula="of:=VLOOKUP([.A17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92];2;0)" office:value-type="float" office:value="0">
            <text:p>#N/A</text:p>
          </table:table-cell>
          <table:table-cell table:formula="of:=VLOOKUP([.A18];[$Dico.A$1:.C$9392];3;0)" office:value-type="float" office:value="0">
            <text:p>#N/A</text:p>
          </table:table-cell>
          <table:table-cell table:formula="of:=VLOOKUP([.A18];$menu.$#ref!$#REF!:#REF!#REF!;2;0)))))))))))))))))))))))))))" office:value-type="string" office:string-value="Err:508">
            <text:p>Err:508</text:p>
          </table:table-cell>
          <table:table-cell table:formula="of:=VLOOKUP([.A18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92];2;0)" office:value-type="float" office:value="0">
            <text:p>#N/A</text:p>
          </table:table-cell>
          <table:table-cell table:formula="of:=VLOOKUP([.A19];[$Dico.A$1:.C$9392];3;0)" office:value-type="float" office:value="0">
            <text:p>#N/A</text:p>
          </table:table-cell>
          <table:table-cell table:formula="of:=VLOOKUP([.A19];$menu.$#ref!$#REF!:#REF!#REF!;2;0)))))))))))))))))))))))))))" office:value-type="string" office:string-value="Err:508">
            <text:p>Err:508</text:p>
          </table:table-cell>
          <table:table-cell table:formula="of:=VLOOKUP([.A19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92];2;0)" office:value-type="float" office:value="0">
            <text:p>#N/A</text:p>
          </table:table-cell>
          <table:table-cell table:formula="of:=VLOOKUP([.A20];[$Dico.A$1:.C$9392];3;0)" office:value-type="float" office:value="0">
            <text:p>#N/A</text:p>
          </table:table-cell>
          <table:table-cell table:formula="of:=VLOOKUP([.A20];$menu.$#ref!$#REF!:#REF!#REF!;2;0)))))))))))))))))))))))))))" office:value-type="string" office:string-value="Err:508">
            <text:p>Err:508</text:p>
          </table:table-cell>
          <table:table-cell table:formula="of:=VLOOKUP([.A20];$menu.$#ref!$#REF!:#REF!#REF!;3;0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92];2;0)" office:value-type="float" office:value="0">
            <text:p>#N/A</text:p>
          </table:table-cell>
          <table:table-cell table:formula="of:=VLOOKUP([.A21];[$Dico.A$1:.C$9392];3;0)" office:value-type="float" office:value="0">
            <text:p>#N/A</text:p>
          </table:table-cell>
          <table:table-cell table:formula="of:=VLOOKUP([.A21];$menu.$#ref!$#REF!:#REF!#REF!;2;0)))))))))))))))))))))))))))" office:value-type="string" office:string-value="Err:508">
            <text:p>Err:508</text:p>
          </table:table-cell>
          <table:table-cell table:formula="of:=VLOOKUP([.A21];$menu.$#ref!$#REF!:#REF!#REF!;3;0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60]&amp;&quot;&quot;&quot; xml:space=&quot;&quot;preserve&quot;&quot;&gt; &lt;value&gt;&quot;&amp;[.B60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60]&amp;&quot;&quot;&quot; xml:space=&quot;&quot;preserve&quot;&quot;&gt; &lt;value&gt;&quot;&amp;[.C60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61]&amp;&quot;&quot;&quot; xml:space=&quot;&quot;preserve&quot;&quot;&gt; &lt;value&gt;&quot;&amp;[.B61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61]&amp;&quot;&quot;&quot; xml:space=&quot;&quot;preserve&quot;&quot;&gt; &lt;value&gt;&quot;&amp;[.C61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62]&amp;&quot;&quot;&quot; xml:space=&quot;&quot;preserve&quot;&quot;&gt; &lt;value&gt;&quot;&amp;[.B62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62]&amp;&quot;&quot;&quot; xml:space=&quot;&quot;preserve&quot;&quot;&gt; &lt;value&gt;&quot;&amp;[.C62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63]&amp;&quot;&quot;&quot; xml:space=&quot;&quot;preserve&quot;&quot;&gt; &lt;value&gt;&quot;&amp;[.B63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63]&amp;&quot;&quot;&quot; xml:space=&quot;&quot;preserve&quot;&quot;&gt; &lt;value&gt;&quot;&amp;[.C63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64]&amp;&quot;&quot;&quot; xml:space=&quot;&quot;preserve&quot;&quot;&gt; &lt;value&gt;&quot;&amp;[.B64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64]&amp;&quot;&quot;&quot; xml:space=&quot;&quot;preserve&quot;&quot;&gt; &lt;value&gt;&quot;&amp;[.C64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65]&amp;&quot;&quot;&quot; xml:space=&quot;&quot;preserve&quot;&quot;&gt; &lt;value&gt;&quot;&amp;[.B65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65]&amp;&quot;&quot;&quot; xml:space=&quot;&quot;preserve&quot;&quot;&gt; &lt;value&gt;&quot;&amp;[.C65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66]&amp;&quot;&quot;&quot; xml:space=&quot;&quot;preserve&quot;&quot;&gt; &lt;value&gt;&quot;&amp;[.B66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66]&amp;&quot;&quot;&quot; xml:space=&quot;&quot;preserve&quot;&quot;&gt; &lt;value&gt;&quot;&amp;[.C66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67]&amp;&quot;&quot;&quot; xml:space=&quot;&quot;preserve&quot;&quot;&gt; &lt;value&gt;&quot;&amp;[.B67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67]&amp;&quot;&quot;&quot; xml:space=&quot;&quot;preserve&quot;&quot;&gt; &lt;value&gt;&quot;&amp;[.C67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xxx</text:p>
          </table:table-cell>
          <table:table-cell table:formula="of:=&quot;  &lt;data name=&quot;&quot;&quot;&amp;[.A68]&amp;&quot;&quot;&quot; xml:space=&quot;&quot;preserve&quot;&quot;&gt; &lt;value&gt;&quot;&amp;[.B68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A68]&amp;&quot;&quot;&quot; xml:space=&quot;&quot;preserve&quot;&quot;&gt; &lt;value&gt;&quot;&amp;[.C68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xxx</text:p>
          </table:table-cell>
          <table:table-cell table:formula="of:=&quot;  &lt;data name=&quot;&quot;&quot;&amp;[.A69]&amp;&quot;&quot;&quot; xml:space=&quot;&quot;preserve&quot;&quot;&gt; &lt;value&gt;&quot;&amp;[.B69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A69]&amp;&quot;&quot;&quot; xml:space=&quot;&quot;preserve&quot;&quot;&gt; &lt;value&gt;&quot;&amp;[.C69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xxx</text:p>
          </table:table-cell>
          <table:table-cell table:formula="of:=&quot;  &lt;data name=&quot;&quot;&quot;&amp;[.A70]&amp;&quot;&quot;&quot; xml:space=&quot;&quot;preserve&quot;&quot;&gt; &lt;value&gt;&quot;&amp;[.B70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A70]&amp;&quot;&quot;&quot; xml:space=&quot;&quot;preserve&quot;&quot;&gt; &lt;value&gt;&quot;&amp;[.C70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xxx</text:p>
          </table:table-cell>
          <table:table-cell table:formula="of:=&quot;  &lt;data name=&quot;&quot;&quot;&amp;[.A71]&amp;&quot;&quot;&quot; xml:space=&quot;&quot;preserve&quot;&quot;&gt; &lt;value&gt;&quot;&amp;[.B71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A71]&amp;&quot;&quot;&quot; xml:space=&quot;&quot;preserve&quot;&quot;&gt; &lt;value&gt;&quot;&amp;[.C71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72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11/23/2012</text:date>, <text:time>17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3T17:10:56.77</dc:date>
    <meta:editing-duration>P1DT23H32M28S</meta:editing-duration>
    <meta:editing-cycles>53</meta:editing-cycles>
    <meta:generator>OpenOffice.org/3.4.1$Win32 OpenOffice.org_project/341m1$Build-9593</meta:generator>
    <meta:document-statistic meta:table-count="3" meta:cell-count="2116" meta:object-count="0"/>
  </office:meta>
</office:document-meta>
</file>